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52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2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09-20" calcext:value-type="date">
            <text:p>20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0-10" calcext:value-type="date">
            <text:p>10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18" calcext:value-type="date">
            <text:p>18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13]-[.F1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14]-[.F14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15]-[.F15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15])" office:value-type="float" office:value="540" calcext:value-type="float">
            <text:p>54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0"/>
      <number:text> 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0P0"/>
    </number:number-style>
    <number:number-style style:name="N152P0" style:volatile="true">
      <number:text>R$"</number:text>
      <number:number number:decimal-places="0" number:min-decimal-places="0" number:min-integer-digits="0"/>
      <number:text>"</number:text>
    </number:number-style>
    <number:currency-style style:name="N15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2P0"/>
    </number:currency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8P0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 number:style="long"/>
      <number:text>. </number:text>
      <number:month number:textual="true"/>
    </number:date-style>
    <number:date-style style:name="N164">
      <number:month number:style="long"/>
      <number:text>/</number:text>
      <number:year number:style="long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7">
      <number:text>-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>
      <number:minutes number:style="long"/>
      <number:text>:</number:text>
      <number:seconds number:style="long"/>
    </number:time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date-style style:name="N171">
      <number:day number:style="long"/>
      <number:text>.</number:text>
      <number:month number:style="long"/>
      <number:text>.</number:text>
      <number:year/>
    </number:date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""""""""""""""""""""""""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3.411254493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3.4134169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10-01T10:56:03.750963301</dc:date>
    <meta:print-date>2019-10-31T18:11:28.685825074</meta:print-date>
    <dc:language>pt-PT</dc:language>
    <meta:editing-cycles>565</meta:editing-cycles>
    <meta:editing-duration>P1DT7H49M20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